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4288" calcext:value-type="float">
            <text:p>48.0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5144" calcext:value-type="float">
            <text:p>48.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8088" calcext:value-type="float">
            <text:p>47.9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1408" calcext:value-type="float">
            <text:p>47.8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4832" calcext:value-type="float">
            <text:p>47.8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6672" calcext:value-type="float">
            <text:p>47.2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TV-157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1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340" meta:object-count="0"/>
    <meta:user-defined meta:name="AppVersion">3.0</meta:user-defined>
  </office:meta>
</office:document-meta>
</file>